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6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6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66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66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6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7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8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9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0" style:family="presentation" style:parent-style-name="TWO_5f_OBJECT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WO_5f_OBJECT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WO_5f_OBJECTS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3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4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5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6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7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8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9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0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1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2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3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4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5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6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7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8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29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30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7" style:family="paragraph">
      <style:paragraph-properties fo:margin-left="0.953cm" fo:margin-right="0cm" fo:margin-top="0.226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2" style:family="paragraph">
      <style:paragraph-properties fo:margin-left="0.953cm" fo:margin-right="0cm" fo:margin-top="0.169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226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8" style:family="paragraph">
      <style:paragraph-properties fo:margin-left="0cm" fo:margin-right="0cm" fo:margin-top="0.169cm" fo:margin-bottom="0cm" fo:line-height="80%" fo:text-align="start" fo:text-indent="0cm" style:writing-mode="lr-tb"/>
    </style:style>
    <style:style style:name="P19" style:family="paragraph">
      <style:paragraph-properties fo:margin-left="0cm" fo:margin-right="0cm" fo:margin-top="0.198cm" fo:margin-bottom="0cm" fo:line-height="80%" fo:text-align="start" fo:text-indent="0cm" style:writing-mode="lr-tb"/>
    </style:style>
    <style:style style:name="P20" style:family="paragraph">
      <style:paragraph-properties fo:margin-left="1.693cm" fo:margin-right="0cm" fo:margin-top="0cm" fo:margin-bottom="0cm" fo:line-height="100%" fo:text-align="center" fo:text-indent="-1.692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3" style:family="paragraph">
      <style:paragraph-properties fo:margin-left="0cm" fo:margin-right="0cm" fo:margin-top="0.198cm" fo:margin-bottom="0cm" fo:line-height="90%" fo:text-align="start" fo:text-indent="0cm" style:writing-mode="lr-tb"/>
    </style:style>
    <style:style style:name="P24" style:family="paragraph">
      <style:paragraph-properties fo:margin-left="0cm" fo:margin-right="0cm" fo:margin-top="0.169cm" fo:margin-bottom="0cm" fo:line-height="90%" fo:text-align="start" fo:text-indent="0cm" style:writing-mode="lr-tb"/>
    </style:style>
    <style:style style:name="P25" style:family="paragraph">
      <style:paragraph-properties fo:margin-left="2.064cm" fo:margin-right="0cm" fo:margin-top="0.169cm" fo:margin-bottom="0cm" fo:line-height="90%" fo:text-align="start" fo:text-indent="-0.793cm">
        <style:tab-stops>
          <style:tab-stop style:position="0cm"/>
        </style:tab-stops>
      </style:paragraph-properties>
    </style:style>
    <style:style style:name="P26" style:family="paragraph">
      <style:paragraph-properties fo:margin-left="2.064cm" fo:margin-right="0cm" fo:margin-top="0.169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fff66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00cc99"/>
      <style:paragraph-properties fo:text-align="start" style:font-independent-line-spacing="true"/>
      <style:text-properties fo:font-size="14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0066ff"/>
      <style:paragraph-properties fo:text-align="start" style:font-independent-line-spacing="true"/>
      <style:text-properties fo:font-size="14pt"/>
    </style:style>
    <style:style style:name="P35" style:family="paragraph">
      <style:paragraph-properties fo:margin-left="0cm" fo:margin-right="0cm" fo:margin-top="0.226cm" fo:margin-bottom="0cm" fo:line-height="90%" fo:text-align="start" fo:text-indent="0cm" style:writing-mode="lr-tb"/>
    </style:style>
    <style:style style:name="P36" style:family="paragraph">
      <style:paragraph-properties fo:margin-left="0.953cm" fo:margin-right="0cm" fo:margin-top="0.169cm" fo:margin-bottom="0cm" fo:line-height="90%" fo:text-align="start" fo:text-indent="-0.528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6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.953cm" fo:margin-right="0cm" fo:margin-top="0.169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bold" style:font-name-asian="Times New Roman" style:font-size-asian="54pt" style:font-style-asian="normal" style:font-weight-asian="bold" style:font-name-complex="Times New Roman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normal" style:font-name-asian="Times New Roman" style:font-size-asian="54pt" style:font-style-asian="normal" style:font-weight-asian="normal" style:font-name-complex="Times New Roman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name-asian="Times New Roman" style:font-size-asian="44pt" style:font-style-asian="normal" style:font-weight-asian="bold" style:font-name-complex="Times New Roman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name-asian="Times New Roman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italic" style:text-underline-style="none" fo:font-weight="normal" style:font-name-asian="Times New Roman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Times New 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Times New 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1.69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1.69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1.481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8;p13" presentation:style-name="pr1" draw:text-style-name="P2" draw:layer="layout" svg:width="21.589cm" svg:height="3.174cm" svg:x="1.905cm" svg:y="6.35cm" presentation:class="title" presentation:user-transformed="true">
          <draw:text-box>
            <text:p text:style-name="P1"><text:span text:style-name="T1">U.D.1</text:span><text:span text:style-name="T1"><text:line-break/></text:span><text:span text:style-name="T2"><text:line-break/></text:span><text:span text:style-name="T3">Conceptos Básicos de Programación</text:span><text:span text:style-name="T3"><text:line-break/></text:span><text:span text:style-name="T3"><text:line-break/></text:span><text:span text:style-name="T4">(1ª parte)</text:span></text:p>
          </draw:text-box>
        </draw:frame>
        <draw:custom-shape draw:name="Google Shape;89;p13" draw:style-name="gr1" draw:text-style-name="P3" draw:layer="layout" svg:width="20.998cm" svg:height="1.018cm" svg:x="2.5cm" svg:y="16.726cm">
          <text:p text:style-name="P1"><text:span text:style-name="T5">PROGRAMACIÓN – IES EL MAJU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5;p1:notes" presentation:style-name="pr2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86;p1:notes" draw:style-name="gr2" draw:layer="layout" svg:width="14.216cm" svg:height="10.662cm" svg:x="2.752cm" svg:y="2.134cm" draw:page-number="1" presentation:class="page"/>
        </presentation:notes>
      </draw:page>
      <draw:page draw:name="ÍNDICE" draw:style-name="dp1" draw:master-page-name="OBJECT" presentation:presentation-page-layout-name="AL2T11">
        <draw:frame draw:name="Google Shape;94;p14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ÍNDICE</text:span></text:p>
          </draw:text-box>
        </draw:frame>
        <draw:frame draw:name="Google Shape;95;p14" presentation:style-name="pr4" draw:text-style-name="P8" draw:layer="layout" svg:width="21.589cm" svg:height="10.009cm" svg:x="1.905cm" svg:y="6.923cm" presentation:class="outline" presentation:user-transformed="true">
          <draw:text-box>
            <text:list text:style-name="L4">
              <text:list-item>
                <text:p text:style-name="P5"><text:span text:style-name="T7">Introducción.</text:span></text:p>
              </text:list-item>
              <text:list-item>
                <text:p text:style-name="P6"><text:span text:style-name="T7">Lenguajes de programación. Tipos.</text:span></text:p>
              </text:list-item>
              <text:list-item>
                <text:p text:style-name="P6"><text:span text:style-name="T7">Fases en la elaboración de un programa.</text:span></text:p>
              </text:list-item>
              <text:list-item>
                <text:p text:style-name="P6"><text:span text:style-name="T7">Traductores de Lenguajes.</text:span></text:p>
              </text:list-item>
              <text:list-item>
                <text:p text:style-name="P6"><text:span text:style-name="T7">Entornos integrados de desarrollo (IDE).</text:span></text:p>
              </text:list-item>
            </text:list>
            <text:p text:style-name="P7"><text:span text:style-name="T7"/></text:p>
          </draw:text-box>
        </draw:frame>
        <presentation:notes draw:style-name="dp2">
          <draw:frame draw:name="Google Shape;91;p2:notes" presentation:style-name="pr5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92;p2:notes" draw:style-name="gr2" draw:layer="layout" svg:width="14.216cm" svg:height="10.662cm" svg:x="2.752cm" svg:y="2.134cm" draw:page-number="2" presentation:class="page"/>
        </presentation:notes>
      </draw:page>
      <draw:page draw:name="1. INTRODUCCIÓN" draw:style-name="dp1" draw:master-page-name="OBJECT" presentation:presentation-page-layout-name="AL2T11">
        <draw:frame draw:name="Google Shape;100;p15" presentation:style-name="pr3" draw:text-style-name="P2" draw:layer="layout" svg:width="21.589cm" svg:height="2.23cm" svg:x="1.901cm" svg:y="0.723cm" presentation:class="title" presentation:user-transformed="true">
          <draw:text-box>
            <text:p text:style-name="P1"><text:span text:style-name="T6">1. INTRODUCCIÓN</text:span></text:p>
          </draw:text-box>
        </draw:frame>
        <draw:frame draw:name="Google Shape;101;p15" presentation:style-name="pr4" draw:text-style-name="P8" draw:layer="layout" svg:width="21.589cm" svg:height="14.397cm" svg:x="1.905cm" svg:y="3.726cm" presentation:class="outline" presentation:user-transformed="true">
          <draw:text-box>
            <text:list text:style-name="L6">
              <text:list-item>
                <text:p text:style-name="P5"><text:span text:style-name="T8">Objetivo:</text:span><text:span text:style-name="T7"> Dirigir el comportamiento de un sistema informático.</text:span></text:p>
              </text:list-item>
              <text:list-item>
                <text:p text:style-name="P6"><text:span text:style-name="T8">Programa</text:span><text:span text:style-name="T7">: Conjunto de instrucciones que dirige el comportamiento del sistema.</text:span></text:p>
              </text:list-item>
              <text:list-item>
                <text:p text:style-name="P6"><text:span text:style-name="T8">Periféricos intervinientes</text:span><text:span text:style-name="T7">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9">De entrada (captura de datos).</text:span></text:p>
                  </text:list-item>
                  <text:list-item>
                    <text:p text:style-name="P9"><text:span text:style-name="T9">De salida (exposición de datos).</text:span></text:p>
                  </text:list-item>
                  <text:list-item>
                    <text:p text:style-name="P9"><text:span text:style-name="T9">De entrada/salida.</text:span></text:p>
                  </text:list-item>
                  <text:list-item>
                    <text:p text:style-name="P9"><text:span text:style-name="T9">De almacenamiento (permanente)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97;p3:notes" presentation:style-name="pr6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98;p3:notes" draw:style-name="gr2" draw:layer="layout" svg:width="14.216cm" svg:height="10.662cm" svg:x="2.752cm" svg:y="2.134cm" draw:page-number="3" presentation:class="page"/>
        </presentation:notes>
      </draw:page>
      <draw:page draw:name="2. LENGUAJES DE PROGRAMACIÓN. TIPOS" draw:style-name="dp1" draw:master-page-name="OBJECT" presentation:presentation-page-layout-name="AL2T11">
        <draw:frame draw:name="Google Shape;106;p16" presentation:style-name="pr3" draw:text-style-name="P2" draw:layer="layout" svg:width="21.589cm" svg:height="3.174cm" svg:x="1.901cm" svg:y="0.525cm" presentation:class="title" presentation:user-transformed="true">
          <draw:text-box>
            <text:p text:style-name="P1"><text:span text:style-name="T6">2. LENGUAJES DE PROGRAMACIÓN. TIPOS</text:span></text:p>
          </draw:text-box>
        </draw:frame>
        <draw:frame draw:name="Google Shape;107;p16" presentation:style-name="pr4" draw:text-style-name="P8" draw:layer="layout" svg:width="23.6cm" svg:height="13.4cm" svg:x="0.9cm" svg:y="4.926cm" presentation:class="outline" presentation:user-transformed="true">
          <draw:text-box>
            <text:list text:style-name="L8">
              <text:list-item>
                <text:p text:style-name="P5"><text:span text:style-name="T10">Herramienta para “entendernos” con el sistema, para comunicarnos con él, para darle órdenes y que las entienda: gramática y sintaxis (como cualquier lenguaje “natural”).</text:span></text:p>
              </text:list-item>
              <text:list-item>
                <text:p text:style-name="P10"><text:span text:style-name="T10">Tipos: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1">Lenguajes de Bajo nivel</text:span><text:span text:style-name="T9">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0">Más próximos a la arquitectura de máquina.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Lenguaje máquina.</text:span></text:p>
                          </text:list-item>
                          <text:list-item>
                            <text:p text:style-name="P11"><text:span text:style-name="T12">Lenguaje ensamblador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11">Lenguajes de Alto nivel</text:span><text:span text:style-name="T9">:</text:span></text:p>
                    <text:list>
                      <text:list-item>
                        <text:p text:style-name="P10"><text:span text:style-name="T10">Más próximos al usuario o programado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0"/></text:p>
          </draw:text-box>
        </draw:frame>
        <presentation:notes draw:style-name="dp2">
          <draw:frame draw:name="Google Shape;103;p4:notes" presentation:style-name="pr7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04;p4:notes" draw:style-name="gr2" draw:layer="layout" svg:width="14.216cm" svg:height="10.662cm" svg:x="2.752cm" svg:y="2.134cm" draw:page-number="4" presentation:class="page"/>
        </presentation:notes>
      </draw:page>
      <draw:page draw:name="CARACTERÍSTICAS APLICABLES A LOS LENGUAJES DE PROGRAMACIÓN" draw:style-name="dp1" draw:master-page-name="OBJECT" presentation:presentation-page-layout-name="AL2T11">
        <draw:frame draw:name="Google Shape;112;p17" presentation:style-name="pr3" draw:text-style-name="P2" draw:layer="layout" svg:width="21.589cm" svg:height="3.174cm" svg:x="1.905cm" svg:y="1.151cm" presentation:class="title" presentation:user-transformed="true">
          <draw:text-box>
            <text:p text:style-name="P1"><text:span text:style-name="T9">CARACTERÍSTICAS APLICABLES A LOS LENGUAJES DE PROGRAMACIÓN</text:span></text:p>
          </draw:text-box>
        </draw:frame>
        <draw:frame draw:name="Google Shape;113;p17" presentation:style-name="pr4" draw:text-style-name="P8" draw:layer="layout" svg:width="21.589cm" svg:height="11.429cm" svg:x="1.905cm" svg:y="6.297cm" presentation:class="outline" presentation:user-transformed="true">
          <draw:text-box>
            <text:list text:style-name="L6">
              <text:list-item>
                <text:p text:style-name="P5"><text:span text:style-name="T7">Universalidad (portabilidad).</text:span></text:p>
              </text:list-item>
              <text:list-item>
                <text:p text:style-name="P6"><text:span text:style-name="T7">Detallabilidad (nº de pasos que hay que dar para ejecutar alguna acción).</text:span></text:p>
              </text:list-item>
              <text:list-item>
                <text:p text:style-name="P6"><text:span text:style-name="T7">Generalidad (tipo de problemas que puede resolver).</text:span></text:p>
              </text:list-item>
              <text:list-item>
                <text:p text:style-name="P6"><text:span text:style-name="T7">Usabilidad (facilidad de uso).</text:span></text:p>
              </text:list-item>
            </text:list>
          </draw:text-box>
        </draw:frame>
        <presentation:notes draw:style-name="dp2">
          <draw:frame draw:name="Google Shape;109;p5:notes" presentation:style-name="pr8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10;p5:notes" draw:style-name="gr2" draw:layer="layout" svg:width="14.216cm" svg:height="10.662cm" svg:x="2.752cm" svg:y="2.134cm" draw:page-number="5" presentation:class="page"/>
        </presentation:notes>
      </draw:page>
      <draw:page draw:name="LENGUAJE MÁQUINA" draw:style-name="dp1" draw:master-page-name="OBJECT" presentation:presentation-page-layout-name="AL2T11">
        <draw:frame draw:name="Google Shape;118;p18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LENGUAJE MÁQUINA</text:span></text:p>
          </draw:text-box>
        </draw:frame>
        <draw:frame draw:name="Google Shape;119;p18" presentation:style-name="pr4" draw:text-style-name="P8" draw:layer="layout" svg:width="22.436cm" svg:height="11.028cm" svg:x="1.901cm" svg:y="5.927cm" presentation:class="outline" presentation:user-transformed="true">
          <draw:text-box>
            <text:list text:style-name="L6">
              <text:list-item>
                <text:p text:style-name="P5"><text:span text:style-name="T7">Combinación de ceros y unos (</text:span><text:span text:style-name="T12">00011001001</text:span><text:span text:style-name="T7">).</text:span></text:p>
              </text:list-item>
              <text:list-item>
                <text:p text:style-name="P6"><text:span text:style-name="T7">Único inteligible directamente por ordenador.</text:span></text:p>
              </text:list-item>
              <text:list-item>
                <text:p text:style-name="P6"><text:span text:style-name="T7">Propio del procesador.</text:span></text:p>
              </text:list-item>
              <text:list-item>
                <text:p text:style-name="P6"><text:span text:style-name="T7">No es propiamente un lenguaje de programación.</text:span></text:p>
              </text:list-item>
            </text:list>
            <text:p text:style-name="P13"><text:span text:style-name="T7"/></text:p>
            <text:p text:style-name="P7"><text:span text:style-name="T7"/></text:p>
          </draw:text-box>
        </draw:frame>
        <presentation:notes draw:style-name="dp2">
          <draw:frame draw:name="Google Shape;115;p6:notes" presentation:style-name="pr9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16;p6:notes" draw:style-name="gr2" draw:layer="layout" svg:width="14.216cm" svg:height="10.662cm" svg:x="2.752cm" svg:y="2.134cm" draw:page-number="6" presentation:class="page"/>
        </presentation:notes>
      </draw:page>
      <draw:page draw:name="LENGUAJE ENSAMBLADOR" draw:style-name="dp1" draw:master-page-name="TWO_5f_OBJECTS" presentation:presentation-page-layout-name="AL3T3">
        <draw:frame draw:name="Google Shape;124;p19" presentation:style-name="pr10" draw:text-style-name="P2" draw:layer="layout" svg:width="21.589cm" svg:height="3.174cm" svg:x="1.905cm" svg:y="0.926cm" presentation:class="title" presentation:user-transformed="true">
          <draw:text-box>
            <text:p text:style-name="P1"><text:span text:style-name="T6">LENGUAJE ENSAMBLADOR</text:span></text:p>
          </draw:text-box>
        </draw:frame>
        <draw:frame draw:name="Google Shape;125;p19" presentation:style-name="pr11" draw:text-style-name="P16" draw:layer="layout" svg:width="10.582cm" svg:height="11.429cm" svg:x="1.905cm" svg:y="6.324cm" presentation:class="outline" presentation:user-transformed="true">
          <draw:text-box>
            <text:p text:style-name="P14"><text:span text:style-name="T9">Inconvenientes:</text:span></text:p>
            <text:list text:style-name="L16">
              <text:list-item>
                <text:p text:style-name="P15"><text:span text:style-name="T9">Muy ligado a la máquina.</text:span></text:p>
              </text:list-item>
              <text:list-item>
                <text:p text:style-name="P15"><text:span text:style-name="T9">No es transportable.</text:span></text:p>
              </text:list-item>
              <text:list-item>
                <text:p text:style-name="P15"><text:span text:style-name="T9">Programas largos, difíciles de escribir y depurar.</text:span></text:p>
              </text:list-item>
            </text:list>
          </draw:text-box>
        </draw:frame>
        <draw:frame draw:name="Google Shape;126;p19" presentation:style-name="pr11" draw:text-style-name="P16" draw:layer="layout" svg:width="10.582cm" svg:height="11.429cm" svg:x="12.898cm" svg:y="6.324cm" presentation:class="outline" presentation:user-transformed="true">
          <draw:text-box>
            <text:p text:style-name="P14"><text:span text:style-name="T9">Ventajas:</text:span></text:p>
            <text:list text:style-name="L16">
              <text:list-item>
                <text:p text:style-name="P15"><text:span text:style-name="T9">Programas más rápidos.</text:span></text:p>
              </text:list-item>
              <text:list-item>
                <text:p text:style-name="P15"><text:span text:style-name="T9">Ocupan menos espacio en memoria.</text:span></text:p>
              </text:list-item>
              <text:list-item>
                <text:p text:style-name="P15"><text:span text:style-name="T9">Para desarrollo de programas de control de periféricos.</text:span></text:p>
              </text:list-item>
            </text:list>
          </draw:text-box>
        </draw:frame>
        <draw:custom-shape draw:name="Google Shape;127;p19" draw:style-name="gr1" draw:text-style-name="P3" draw:layer="layout" svg:width="15.601cm" svg:height="1.269cm" svg:x="4.101cm" svg:y="4.723cm">
          <text:p text:style-name="P1"><text:span text:style-name="T10">Se basa en el uso de abreviatu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7:notes" presentation:style-name="pr12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22;p7:notes" draw:style-name="gr2" draw:layer="layout" svg:width="14.216cm" svg:height="10.662cm" svg:x="2.752cm" svg:y="2.134cm" draw:page-number="7" presentation:class="page"/>
        </presentation:notes>
      </draw:page>
      <draw:page draw:name="LENGUAJES DE ALTO NIVEL" draw:style-name="dp1" draw:master-page-name="OBJECT" presentation:presentation-page-layout-name="AL2T11">
        <draw:frame draw:name="Google Shape;132;p20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LENGUAJES DE ALTO NIVEL</text:span></text:p>
          </draw:text-box>
        </draw:frame>
        <draw:frame draw:name="Google Shape;133;p20" presentation:style-name="pr4" draw:text-style-name="P8" draw:layer="layout" svg:width="22.859cm" svg:height="11.429cm" svg:x="1.905cm" svg:y="6.297cm" presentation:class="outline" presentation:user-transformed="true">
          <draw:text-box>
            <text:list text:style-name="L6">
              <text:list-item>
                <text:p text:style-name="P5"><text:span text:style-name="T7">Más próximos al usuario o programador.</text:span></text:p>
              </text:list-item>
              <text:list-item>
                <text:p text:style-name="P6"><text:span text:style-name="T7">Mayor nivel de abstracción.</text:span></text:p>
              </text:list-item>
              <text:list-item>
                <text:p text:style-name="P6"><text:span text:style-name="T7">Independientes de arquitectura del ordenador.</text:span></text:p>
              </text:list-item>
              <text:list-item>
                <text:p text:style-name="P6"><text:span text:style-name="T7">Facilidad para desarrollo, depuración y mantenimiento del programa.</text:span></text:p>
              </text:list-item>
              <text:list-item>
                <text:p text:style-name="P6"><text:span text:style-name="T7">Necesidad de un traductor.</text:span></text:p>
              </text:list-item>
            </text:list>
          </draw:text-box>
        </draw:frame>
        <presentation:notes draw:style-name="dp2">
          <draw:frame draw:name="Google Shape;129;p8:notes" presentation:style-name="pr13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30;p8:notes" draw:style-name="gr2" draw:layer="layout" svg:width="14.216cm" svg:height="10.662cm" svg:x="2.752cm" svg:y="2.134cm" draw:page-number="8" presentation:class="page"/>
        </presentation:notes>
      </draw:page>
      <draw:page draw:name="CARACTERÍSTICAS DE LOS LENGUAJES DE ALTO NIVEL" draw:style-name="dp1" draw:master-page-name="OBJECT" presentation:presentation-page-layout-name="AL2T11">
        <draw:frame draw:name="Google Shape;138;p21" presentation:style-name="pr3" draw:text-style-name="P2" draw:layer="layout" svg:width="21.589cm" svg:height="3.174cm" svg:x="1.901cm" svg:y="0.525cm" presentation:class="title" presentation:user-transformed="true">
          <draw:text-box>
            <text:p text:style-name="P1"><text:span text:style-name="T13">CARACTERÍSTICAS DE LOS LENGUAJES DE ALTO NIVEL</text:span></text:p>
          </draw:text-box>
        </draw:frame>
        <draw:frame draw:name="Google Shape;139;p21" presentation:style-name="pr4" draw:text-style-name="P8" draw:layer="layout" svg:width="23.803cm" svg:height="13.599cm" svg:x="1.098cm" svg:y="4.926cm" presentation:class="outline" presentation:user-transformed="true">
          <draw:text-box>
            <text:list text:style-name="L8">
              <text:list-item>
                <text:p text:style-name="P17"><text:span text:style-name="T10">Las instrucciones se expresan por medio de caracteres.</text:span></text:p>
              </text:list-item>
              <text:list-item>
                <text:p text:style-name="P18"><text:span text:style-name="T10">Se pueden definir variables para recoger los datos a tratar.</text:span></text:p>
              </text:list-item>
              <text:list-item>
                <text:p text:style-name="P18"><text:span text:style-name="T10">Sintaxis más flexible.</text:span></text:p>
              </text:list-item>
              <text:list-item>
                <text:p text:style-name="P18"><text:span text:style-name="T10">Comentarios.</text:span></text:p>
              </text:list-item>
              <text:list-item>
                <text:p text:style-name="P18"><text:span text:style-name="T10">Instrucciones potentes.</text:span></text:p>
              </text:list-item>
              <text:list-item>
                <text:p text:style-name="P18"><text:span text:style-name="T10">Tiempo de codificación mucho menor.</text:span></text:p>
              </text:list-item>
              <text:list-item>
                <text:p text:style-name="P18"><text:span text:style-name="T10">Más fáciles de corregir.</text:span></text:p>
              </text:list-item>
              <text:list-item>
                <text:p text:style-name="P18"><text:span text:style-name="T10">Curva de aprendizaje de los programadores más corta.</text:span></text:p>
              </text:list-item>
              <text:list-item>
                <text:p text:style-name="P18"><text:span text:style-name="T10">Los programas no pueden ejecutarse directamente.</text:span></text:p>
              </text:list-item>
              <text:list-item>
                <text:p text:style-name="P18"><text:span text:style-name="T10">Tiempo de traducción.</text:span></text:p>
              </text:list-item>
              <text:list-item>
                <text:p text:style-name="P18"><text:span text:style-name="T10">Ocupación mayor de memoria.</text:span></text:p>
              </text:list-item>
              <text:list-item>
                <text:p text:style-name="P18"><text:span text:style-name="T10">Menor efectividad en el consumo de recursos y prestaciones.</text:span></text:p>
              </text:list-item>
            </text:list>
          </draw:text-box>
        </draw:frame>
        <presentation:notes draw:style-name="dp2">
          <draw:frame draw:name="Google Shape;135;p9:notes" presentation:style-name="pr14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36;p9:notes" draw:style-name="gr2" draw:layer="layout" svg:width="14.216cm" svg:height="10.662cm" svg:x="2.752cm" svg:y="2.134cm" draw:page-number="9" presentation:class="page"/>
        </presentation:notes>
      </draw:page>
      <draw:page draw:name="ALGUNOS LENGUAJES CONOCIDOS" draw:style-name="dp1" draw:master-page-name="OBJECT" presentation:presentation-page-layout-name="AL2T11">
        <draw:frame draw:name="Google Shape;144;p22" presentation:style-name="pr3" draw:text-style-name="P2" draw:layer="layout" svg:width="23.6cm" svg:height="3.174cm" svg:x="0.9cm" svg:y="0.723cm" presentation:class="title" presentation:user-transformed="true">
          <draw:text-box>
            <text:p text:style-name="P1"><text:span text:style-name="T13">ALGUNOS LENGUAJES CONOCIDOS</text:span></text:p>
          </draw:text-box>
        </draw:frame>
        <draw:frame draw:name="Google Shape;145;p22" presentation:style-name="pr4" draw:text-style-name="P8" draw:layer="layout" svg:width="21.589cm" svg:height="11.799cm" svg:x="1.905cm" svg:y="6.324cm" presentation:class="outline" presentation:user-transformed="true">
          <draw:text-box>
            <text:list text:style-name="L16">
              <text:list-item>
                <text:p text:style-name="P17"><text:span text:style-name="T9">Matemáticos: Fortran, Algol.</text:span></text:p>
              </text:list-item>
              <text:list-item>
                <text:p text:style-name="P19"><text:span text:style-name="T9">Educativos: Logo, Basic, Pascal.</text:span></text:p>
              </text:list-item>
              <text:list-item>
                <text:p text:style-name="P19"><text:span text:style-name="T9">Inteligencia Artificial: Lisp, Prolog.</text:span></text:p>
              </text:list-item>
              <text:list-item>
                <text:p text:style-name="P19"><text:span text:style-name="T9">Contabilidad: Cobol.</text:span></text:p>
              </text:list-item>
              <text:list-item>
                <text:p text:style-name="P19"><text:span text:style-name="T9">Programación concurrente: Ada.</text:span></text:p>
              </text:list-item>
              <text:list-item>
                <text:p text:style-name="P19"><text:span text:style-name="T9">Propósito general: Pascal, C.</text:span></text:p>
              </text:list-item>
              <text:list-item>
                <text:p text:style-name="P19"><text:span text:style-name="T9">Bases de datos: SQL/PLSQL.</text:span></text:p>
              </text:list-item>
              <text:list-item>
                <text:p text:style-name="P19"><text:span text:style-name="T9">Orientación a objeto/evento: C++, Java, Visual Basic. </text:span></text:p>
              </text:list-item>
              <text:list-item>
                <text:p text:style-name="P19"><text:span text:style-name="T9">. . . . . . .</text:span></text:p>
              </text:list-item>
            </text:list>
          </draw:text-box>
        </draw:frame>
        <presentation:notes draw:style-name="dp2">
          <draw:frame draw:name="Google Shape;141;p10:notes" presentation:style-name="pr15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42;p10:notes" draw:style-name="gr2" draw:layer="layout" svg:width="14.216cm" svg:height="10.662cm" svg:x="2.752cm" svg:y="2.134cm" draw:page-number="10" presentation:class="page"/>
        </presentation:notes>
      </draw:page>
      <draw:page draw:name="3.FASES DE ELABORACIÓN DE UN PROGRAMA&#10;(ciclo de vida)" draw:style-name="dp1" draw:master-page-name="OBJECT" presentation:presentation-page-layout-name="AL2T11">
        <draw:frame draw:name="Google Shape;150;p23" presentation:style-name="pr3" draw:text-style-name="P2" draw:layer="layout" svg:width="23.494cm" svg:height="3.174cm" svg:x="1.905cm" svg:y="1.693cm" presentation:class="title" presentation:user-transformed="true">
          <draw:text-box>
            <text:p text:style-name="P1"><text:span text:style-name="T6">3.FASES DE ELABORACIÓN DE UN PROGRAMA</text:span><text:span text:style-name="T6"><text:line-break/></text:span><text:span text:style-name="T6">(</text:span><text:span text:style-name="T14">ciclo de vida</text:span><text:span text:style-name="T6">)</text:span></text:p>
          </draw:text-box>
        </draw:frame>
        <draw:frame draw:name="Google Shape;151;p23" presentation:style-name="pr4" draw:text-style-name="P8" draw:layer="layout" svg:width="21.589cm" svg:height="11.429cm" svg:x="1.905cm" svg:y="6.897cm" presentation:class="outline" presentation:user-transformed="true">
          <draw:text-box>
            <text:p text:style-name="P20"><text:span text:style-name="T7"/></text:p>
            <text:list text:style-name="L4">
              <text:list-item>
                <text:p text:style-name="P21"><text:span text:style-name="T7">Análisis.</text:span></text:p>
              </text:list-item>
              <text:list-item>
                <text:p text:style-name="P21"><text:span text:style-name="T7">Diseño.</text:span></text:p>
              </text:list-item>
              <text:list-item>
                <text:p text:style-name="P21"><text:span text:style-name="T7">Codificación y prueba.</text:span></text:p>
              </text:list-item>
              <text:list-item>
                <text:p text:style-name="P21"><text:span text:style-name="T7">Implantación.</text:span></text:p>
              </text:list-item>
              <text:list-item>
                <text:p text:style-name="P21"><text:span text:style-name="T7">Mantenimiento.</text:span></text:p>
              </text:list-item>
            </text:list>
          </draw:text-box>
        </draw:frame>
        <presentation:notes draw:style-name="dp2">
          <draw:frame draw:name="Google Shape;147;p11:notes" presentation:style-name="pr16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48;p11:notes" draw:style-name="gr2" draw:layer="layout" svg:width="14.216cm" svg:height="10.662cm" svg:x="2.752cm" svg:y="2.134cm" draw:page-number="11" presentation:class="page"/>
        </presentation:notes>
      </draw:page>
      <draw:page draw:name="1ª ETAPA. ANÁLISIS" draw:style-name="dp1" draw:master-page-name="OBJECT" presentation:presentation-page-layout-name="AL2T11">
        <draw:frame draw:name="Google Shape;156;p24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1ª ETAPA. ANÁLISIS</text:span></text:p>
          </draw:text-box>
        </draw:frame>
        <draw:frame draw:name="Google Shape;157;p24" presentation:style-name="pr4" draw:text-style-name="P8" draw:layer="layout" svg:width="24.067cm" svg:height="12.822cm" svg:x="0.697cm" svg:y="5.503cm" presentation:class="outline" presentation:user-transformed="true">
          <draw:text-box>
            <text:list text:style-name="L16">
              <text:list-item>
                <text:p text:style-name="P22"><text:span text:style-name="T9">Establecer requisitos que debe cumplir el producto.</text:span></text:p>
              </text:list-item>
              <text:list-item>
                <text:p text:style-name="P23"><text:span text:style-name="T9">Especificación de Procesos y Estructuras de Datos.</text:span></text:p>
              </text:list-item>
              <text:list-item>
                <text:p text:style-name="P23"><text:span text:style-name="T9">Comunicación entre usuario y analistas.</text:span></text:p>
              </text:list-item>
              <text:list-item>
                <text:p text:style-name="P23"><text:span text:style-name="T9">Desarrollo de prototipos.</text:span></text:p>
              </text:list-item>
              <text:list-item>
                <text:p text:style-name="P23"><text:span text:style-name="T9">Técnicas: 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0">Diagrama de Flujo de Datos (DFD).</text:span></text:p>
                  </text:list-item>
                  <text:list-item>
                    <text:p text:style-name="P24"><text:span text:style-name="T10">Modelo de Datos Entidad/Relación.</text:span></text:p>
                  </text:list-item>
                  <text:list-item>
                    <text:p text:style-name="P24"><text:span text:style-name="T10">Diccionario de Datos.</text:span></text:p>
                  </text:list-item>
                  <text:list-item>
                    <text:p text:style-name="P24"><text:span text:style-name="T10">Diagramas UML.</text:span></text:p>
                  </text:list-item>
                </text:list>
              </text:list-item>
            </text:list>
            <text:p text:style-name="P25"><text:span text:style-name="T10">...</text:span></text:p>
          </draw:text-box>
        </draw:frame>
        <presentation:notes draw:style-name="dp2">
          <draw:frame draw:name="Google Shape;153;p12:notes" presentation:style-name="pr17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54;p12:notes" draw:style-name="gr2" draw:layer="layout" svg:width="14.216cm" svg:height="10.662cm" svg:x="2.752cm" svg:y="2.134cm" draw:page-number="12" presentation:class="page"/>
        </presentation:notes>
      </draw:page>
      <draw:page draw:name="2ª ETAPA. DISEÑO" draw:style-name="dp1" draw:master-page-name="OBJECT" presentation:presentation-page-layout-name="AL2T11">
        <draw:frame draw:name="Google Shape;162;p25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2ª ETAPA. DISEÑO</text:span></text:p>
          </draw:text-box>
        </draw:frame>
        <draw:frame draw:name="Google Shape;163;p25" presentation:style-name="pr4" draw:text-style-name="P8" draw:layer="layout" svg:width="23.6cm" svg:height="11.429cm" svg:x="0.9cm" svg:y="6.297cm" presentation:class="outline" presentation:user-transformed="true">
          <draw:text-box>
            <text:list text:style-name="L6">
              <text:list-item>
                <text:p text:style-name="P5"><text:span text:style-name="T7">Mayor detalle sobre el desarrollo de la aplicación.</text:span></text:p>
              </text:list-item>
              <text:list-item>
                <text:p text:style-name="P6"><text:span text:style-name="T7">Teniendo en cuenta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9">Recursos físicos del sistema (tipo de sistemas, periféricos, comunicaciones...).</text:span></text:p>
                  </text:list-item>
                  <text:list-item>
                    <text:p text:style-name="P9"><text:span text:style-name="T9">Recursos lógicos del sistema (SO, BD...)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59;p13:notes" presentation:style-name="pr18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60;p13:notes" draw:style-name="gr2" draw:layer="layout" svg:width="14.216cm" svg:height="10.662cm" svg:x="2.752cm" svg:y="2.134cm" draw:page-number="13" presentation:class="page"/>
        </presentation:notes>
      </draw:page>
      <draw:page draw:name="3ª ETAPA. CODIFICACIÓN Y PRUEBA" draw:style-name="dp1" draw:master-page-name="OBJECT" presentation:presentation-page-layout-name="AL2T11">
        <draw:frame draw:name="Google Shape;168;p26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3">3ª ETAPA. CODIFICACIÓN Y PRUEBA</text:span></text:p>
          </draw:text-box>
        </draw:frame>
        <draw:frame draw:name="Google Shape;169;p26" presentation:style-name="pr4" draw:text-style-name="P8" draw:layer="layout" svg:width="21.589cm" svg:height="11.429cm" svg:x="1.905cm" svg:y="6.897cm" presentation:class="outline" presentation:user-transformed="true">
          <draw:text-box>
            <text:list text:style-name="L6">
              <text:list-item>
                <text:p text:style-name="P5"><text:span text:style-name="T7">Traducción a un lenguaje de programación.</text:span></text:p>
              </text:list-item>
              <text:list-item>
                <text:p text:style-name="P6"><text:span text:style-name="T7">Pruebas para depurar errore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9">Pruebas unitarias.</text:span></text:p>
                  </text:list-item>
                  <text:list-item>
                    <text:p text:style-name="P9"><text:span text:style-name="T9">Pruebas integradas.</text:span></text:p>
                  </text:list-item>
                  <text:list-item>
                    <text:p text:style-name="P9"><text:span text:style-name="T9">Pruebas de aceptación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65;p14:notes" presentation:style-name="pr19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66;p14:notes" draw:style-name="gr2" draw:layer="layout" svg:width="14.216cm" svg:height="10.662cm" svg:x="2.752cm" svg:y="2.134cm" draw:page-number="14" presentation:class="page"/>
        </presentation:notes>
      </draw:page>
      <draw:page draw:name="4ª ETAPA. IMPLANTACIÓN Y EXPLOTACIÓN" draw:style-name="dp1" draw:master-page-name="OBJECT" presentation:presentation-page-layout-name="AL2T11">
        <draw:frame draw:name="Google Shape;174;p27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4ª ETAPA. IMPLANTACIÓN Y EXPLOTACIÓN</text:span></text:p>
          </draw:text-box>
        </draw:frame>
        <draw:frame draw:name="Google Shape;175;p27" presentation:style-name="pr4" draw:text-style-name="P8" draw:layer="layout" svg:width="21.589cm" svg:height="11.429cm" svg:x="1.905cm" svg:y="6.496cm" presentation:class="outline" presentation:user-transformed="true">
          <draw:text-box>
            <text:list text:style-name="L6">
              <text:list-item>
                <text:p text:style-name="P5"><text:span text:style-name="T7">Puesta en marcha del producto. </text:span></text:p>
              </text:list-item>
              <text:list-item>
                <text:p text:style-name="P6"><text:span text:style-name="T7">Actividade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9">Conversión de información al nuevo sistema.</text:span></text:p>
                  </text:list-item>
                  <text:list-item>
                    <text:p text:style-name="P9"><text:span text:style-name="T9">Eliminación del sistema anterior.</text:span></text:p>
                  </text:list-item>
                  <text:list-item>
                    <text:p text:style-name="P9"><text:span text:style-name="T9">Instalación de programas.</text:span></text:p>
                  </text:list-item>
                  <text:list-item>
                    <text:p text:style-name="P9"><text:span text:style-name="T9">Formación al usuario. 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71;p15:notes" presentation:style-name="pr20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72;p15:notes" draw:style-name="gr2" draw:layer="layout" svg:width="14.216cm" svg:height="10.662cm" svg:x="2.752cm" svg:y="2.134cm" draw:page-number="15" presentation:class="page"/>
        </presentation:notes>
      </draw:page>
      <draw:page draw:name="5ª ETAPA. MANTENIMIENTO" draw:style-name="dp1" draw:master-page-name="OBJECT" presentation:presentation-page-layout-name="AL2T11">
        <draw:frame draw:name="Google Shape;180;p28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5ª ETAPA. MANTENIMIENTO</text:span></text:p>
          </draw:text-box>
        </draw:frame>
        <draw:frame draw:name="Google Shape;181;p28" presentation:style-name="pr4" draw:text-style-name="P8" draw:layer="layout" svg:width="21.589cm" svg:height="11.429cm" svg:x="1.905cm" svg:y="6.324cm" presentation:class="outline" presentation:user-transformed="true">
          <draw:text-box>
            <text:list text:style-name="L6">
              <text:list-item>
                <text:p text:style-name="P5"><text:span text:style-name="T7">Una vez el producto está ya en marcha.</text:span></text:p>
              </text:list-item>
              <text:list-item>
                <text:p text:style-name="P6"><text:span text:style-name="T7">Tipos:</text:span></text:p>
              </text:list-item>
            </text:list>
            <text:list text:style-name="L22">
              <text:list-item>
                <text:list>
                  <text:list-item>
                    <text:p text:style-name="P10"><text:span text:style-name="T10">Correctivo</text:span></text:p>
                  </text:list-item>
                </text:list>
              </text:list-item>
            </text:list>
            <text:p text:style-name="P26"><text:span text:style-name="T10"/></text:p>
            <text:list text:continue-numbering="true" text:style-name="L22">
              <text:list-item>
                <text:list>
                  <text:list-item>
                    <text:p text:style-name="P27"><text:span text:style-name="T10">Adaptativo</text:span></text:p>
                  </text:list-item>
                </text:list>
              </text:list-item>
            </text:list>
            <text:p text:style-name="P26"><text:span text:style-name="T10"><text:tab/></text:span><text:span text:style-name="T10"><text:tab/></text:span><text:span text:style-name="T10"><text:tab/></text:span><text:span text:style-name="T10"><text:tab/></text:span><text:span text:style-name="T10"> <text:s text:c="13"/></text:span><text:span text:style-name="T10">Reinician el ciclo de vida</text:span><text:span text:style-name="T10"><text:tab/></text:span><text:span text:style-name="T10"><text:tab/></text:span><text:span text:style-name="T10"><text:tab/></text:span></text:p>
            <text:list text:continue-numbering="true" text:style-name="L22">
              <text:list-item>
                <text:list>
                  <text:list-item>
                    <text:p text:style-name="P27"><text:span text:style-name="T10">Perfectivo</text:span></text:p>
                  </text:list-item>
                </text:list>
              </text:list-item>
            </text:list>
          </draw:text-box>
        </draw:frame>
        <draw:custom-shape draw:name="Google Shape;182;p28" draw:style-name="gr3" draw:text-style-name="P3" draw:layer="layout" svg:width="1.269cm" svg:height="3.386cm" svg:x="8.074cm" svg:y="12.105cm">
          <text:p text:style-name="P31"><text:span text:style-name="T10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frame draw:name="Google Shape;177;p16:notes" presentation:style-name="pr21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78;p16:notes" draw:style-name="gr2" draw:layer="layout" svg:width="14.216cm" svg:height="10.662cm" svg:x="2.752cm" svg:y="2.134cm" draw:page-number="16" presentation:class="page"/>
        </presentation:notes>
      </draw:page>
      <draw:page draw:name="4.TRADUCTORES DE LENGUAJES" draw:style-name="dp1" draw:master-page-name="OBJECT" presentation:presentation-page-layout-name="AL2T11">
        <draw:frame draw:name="Google Shape;187;p29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3">4.TRADUCTORES DE LENGUAJES</text:span></text:p>
          </draw:text-box>
        </draw:frame>
        <draw:frame draw:name="Google Shape;188;p29" presentation:style-name="pr4" draw:text-style-name="P8" draw:layer="layout" svg:width="22.647cm" svg:height="11.429cm" svg:x="1.905cm" svg:y="6.094cm" presentation:class="outline" presentation:user-transformed="true">
          <draw:text-box>
            <text:list text:style-name="L8">
              <text:list-item>
                <text:p text:style-name="P5"><text:span text:style-name="T10">Programa fuente: Escrito en un lenguaje de programación concreto.</text:span></text:p>
              </text:list-item>
              <text:list-item>
                <text:p text:style-name="P10"><text:span text:style-name="T10">El traductor se encarga de traducir el programa fuente a código binario (código máquina).</text:span></text:p>
              </text:list-item>
              <text:list-item>
                <text:p text:style-name="P10"><text:span text:style-name="T10">Previamente comprobará si la sintaxis es correcta e informará de los errores.</text:span></text:p>
              </text:list-item>
              <text:list-item>
                <text:p text:style-name="P10"><text:span text:style-name="T10">Tipos:</text:span></text:p>
              </text:list-item>
            </text:list>
            <text:list text:style-name="L24">
              <text:list-item>
                <text:list>
                  <text:list-item>
                    <text:p text:style-name="P11"><text:span text:style-name="T12">Ensambladores.</text:span></text:p>
                  </text:list-item>
                  <text:list-item>
                    <text:p text:style-name="P11"><text:span text:style-name="T12">Intérpretes.</text:span></text:p>
                  </text:list-item>
                  <text:list-item>
                    <text:p text:style-name="P11"><text:span text:style-name="T12">Compilador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84;p17:notes" presentation:style-name="pr22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85;p17:notes" draw:style-name="gr2" draw:layer="layout" svg:width="14.216cm" svg:height="10.662cm" svg:x="2.752cm" svg:y="2.134cm" draw:page-number="17" presentation:class="page"/>
        </presentation:notes>
      </draw:page>
      <draw:page draw:name="ENSAMBLADORES" draw:style-name="dp1" draw:master-page-name="OBJECT" presentation:presentation-page-layout-name="AL2T11">
        <draw:frame draw:name="Google Shape;193;p30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ENSAMBLADORES</text:span></text:p>
          </draw:text-box>
        </draw:frame>
        <draw:frame draw:name="Google Shape;194;p30" presentation:style-name="pr4" draw:text-style-name="P8" draw:layer="layout" svg:width="22.436cm" svg:height="11.429cm" svg:x="1.905cm" svg:y="6.094cm" presentation:class="outline" presentation:user-transformed="true">
          <draw:text-box>
            <text:list text:style-name="L8">
              <text:list-item>
                <text:p text:style-name="P5"><text:span text:style-name="T10">Traducen programas escritos en lenguaje ensamblador.</text:span></text:p>
              </text:list-item>
            </text:list>
            <text:p text:style-name="P12"><text:span text:style-name="T10"/></text:p>
            <text:p text:style-name="P12"><text:span text:style-name="T10"/></text:p>
          </draw:text-box>
        </draw:frame>
        <draw:custom-shape draw:name="Google Shape;195;p30" draw:style-name="gr4" draw:text-style-name="P28" draw:layer="layout" svg:width="4.444cm" svg:height="2.962cm" svg:x="3.598cm" svg:y="8.678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0" draw:style-name="gr5" draw:text-style-name="P29" draw:layer="layout" svg:width="5.502cm" svg:height="2.962cm" svg:x="10.372cm" svg:y="8.467cm">
          <text:p text:style-name="P31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7;p30" draw:style-name="gr4" draw:text-style-name="P28" draw:layer="layout" svg:width="4.232cm" svg:height="3.174cm" svg:x="18.203cm" svg:y="8.467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0" draw:style-name="gr6" draw:text-style-name="P30" draw:layer="layout" svg:width="2.327cm" svg:height="0.001cm" svg:x="15.875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30" draw:style-name="gr6" draw:text-style-name="P30" draw:layer="layout" svg:width="2.327cm" svg:height="0.001cm" svg:x="8.043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30" draw:style-name="gr1" draw:text-style-name="P3" draw:layer="layout" svg:width="4.867cm" svg:height="0.934cm" svg:x="11.007cm" svg:y="9.525cm">
          <text:p text:style-name="P31"><text:span text:style-name="T15">ENSAMBL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0" draw:style-name="gr1" draw:text-style-name="P3" draw:layer="layout" svg:width="4.232cm" svg:height="1.948cm" svg:x="18.203cm" svg:y="8.255cm">
          <text:p text:style-name="P31"><text:span text:style-name="T12">1111010010101010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0" draw:style-name="gr1" draw:text-style-name="P3" draw:layer="layout" svg:width="5.291cm" svg:height="2.543cm" svg:x="3.175cm" svg:y="12.065cm">
          <text:p text:style-name="P1"><text:span text:style-name="T16">Programa Fuente en Lenguaje Ensambl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0" draw:style-name="gr7" draw:text-style-name="P3" draw:layer="layout" svg:width="5.079cm" svg:height="1.269cm" svg:x="17.78cm" svg:y="12.277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0" draw:style-name="gr1" draw:text-style-name="P3" draw:layer="layout" svg:width="6.349cm" svg:height="1.781cm" svg:x="17.357cm" svg:y="12.488cm">
          <text:p text:style-name="P1"><text:span text:style-name="T16">Programa Ejecutable (código máquin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0" draw:style-name="gr1" draw:text-style-name="P3" draw:layer="layout" svg:width="3.809cm" svg:height="1.953cm" svg:x="3.598cm" svg:y="8.678cm">
          <text:p text:style-name="P31"><text:span text:style-name="T15">MOV AX,BX</text:span></text:p>
          <text:p text:style-name="P32"><text:span text:style-name="T15">ADD 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0;p18:notes" presentation:style-name="pr23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91;p18:notes" draw:style-name="gr2" draw:layer="layout" svg:width="14.216cm" svg:height="10.662cm" svg:x="2.752cm" svg:y="2.134cm" draw:page-number="18" presentation:class="page"/>
        </presentation:notes>
      </draw:page>
      <draw:page draw:name="INTÉRPRETE" draw:style-name="dp1" draw:master-page-name="OBJECT" presentation:presentation-page-layout-name="AL2T11">
        <draw:frame draw:name="Google Shape;210;p31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INTÉRPRETE</text:span></text:p>
          </draw:text-box>
        </draw:frame>
        <draw:frame draw:name="Google Shape;211;p31" presentation:style-name="pr4" draw:text-style-name="P8" draw:layer="layout" svg:width="22.859cm" svg:height="11.429cm" svg:x="1.905cm" svg:y="6.297cm" presentation:class="outline" presentation:user-transformed="true">
          <draw:text-box>
            <text:list text:style-name="L6">
              <text:list-item>
                <text:p text:style-name="P5"><text:span text:style-name="T7">Traduce una instrucción y después, si su sintaxis es correcta, la ejecuta. En caso de error el programa se detendrá.</text:span></text:p>
              </text:list-item>
              <text:list-item>
                <text:p text:style-name="P6"><text:span text:style-name="T7">El proceso se realiza instrucción a instrucción.</text:span></text:p>
              </text:list-item>
              <text:list-item>
                <text:p text:style-name="P6"><text:span text:style-name="T7">Suelen incluir editor.</text:span></text:p>
              </text:list-item>
              <text:list-item>
                <text:p text:style-name="P6"><text:span text:style-name="T7">Inconveniente: Lentitud.</text:span></text:p>
              </text:list-item>
            </text:list>
            <text:p text:style-name="P7"><text:span text:style-name="T7"/></text:p>
          </draw:text-box>
        </draw:frame>
        <presentation:notes draw:style-name="dp2">
          <draw:frame draw:name="Google Shape;207;p19:notes" presentation:style-name="pr24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208;p19:notes" draw:style-name="gr2" draw:layer="layout" svg:width="14.216cm" svg:height="10.662cm" svg:x="2.752cm" svg:y="2.134cm" draw:page-number="19" presentation:class="page"/>
        </presentation:notes>
      </draw:page>
      <draw:page draw:name="ESQUEMA INTÉRPRETE" draw:style-name="dp1" draw:master-page-name="OBJECT" presentation:presentation-page-layout-name="AL2T11">
        <draw:frame draw:name="Google Shape;216;p32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ESQUEMA INTÉRPRETE</text:span></text:p>
          </draw:text-box>
        </draw:frame>
        <draw:custom-shape draw:name="Google Shape;217;p32" draw:style-name="gr5" draw:text-style-name="P29" draw:layer="layout" svg:width="18.202cm" svg:height="1.269cm" svg:x="3.387cm" svg:y="6.138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2" draw:style-name="gr1" draw:text-style-name="P3" draw:layer="layout" svg:width="9.101cm" svg:height="1.101cm" svg:x="8.043cm" svg:y="6.35cm">
          <text:p text:style-name="P31"><text:span text:style-name="T12">FASE DE EDI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2" draw:style-name="gr6" draw:text-style-name="P30" draw:layer="layout" svg:width="0.001cm" svg:height="1.057cm" svg:x="11.642cm" svg:y="7.4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32" draw:style-name="gr4" draw:text-style-name="P28" draw:layer="layout" svg:width="2.962cm" svg:height="3.386cm" svg:x="10.16cm" svg:y="8.467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2" draw:style-name="gr1" draw:text-style-name="P3" draw:layer="layout" svg:width="2.751cm" svg:height="3.209cm" svg:x="10.16cm" svg:y="8.678cm">
          <text:p text:style-name="P31"><text:span text:style-name="T17">INST1 INST 2</text:span></text:p>
          <text:p text:style-name="P33"><text:span text:style-name="T17">...</text:span></text:p>
          <text:p text:style-name="P33"><text:span text:style-name="T17">INST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2" draw:style-name="gr1" draw:text-style-name="P3" draw:layer="layout" svg:width="4.021cm" svg:height="1.613cm" svg:x="14.182cm" svg:y="9.525cm">
          <text:p text:style-name="P31"><text:span text:style-name="T15">PROGRAMA FU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2" draw:style-name="gr8" draw:text-style-name="P28" draw:layer="layout" svg:width="3.174cm" svg:height="0.634cm" svg:x="2.963cm" svg:y="12.488cm">
          <text:p text:style-name="P1"><text:span text:style-name="T15">INS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2" draw:style-name="gr6" draw:text-style-name="P30" draw:layer="layout" svg:width="1.269cm" svg:height="0.001cm" svg:x="6.985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32" draw:style-name="gr5" draw:text-style-name="P29" draw:layer="layout" svg:width="5.079cm" svg:height="1.481cm" svg:x="8.89cm" svg:y="12.277cm">
          <text:p text:style-name="P31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6;p32" draw:style-name="gr1" draw:text-style-name="P3" draw:layer="layout" svg:width="4.232cm" svg:height="0.934cm" svg:x="9.525cm" svg:y="12.678cm">
          <text:p text:style-name="P31"><text:span text:style-name="T15">INTERP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2" draw:style-name="gr6" draw:text-style-name="P30" draw:layer="layout" svg:width="1.904cm" svg:height="0.001cm" svg:x="14.605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32" draw:style-name="gr9" draw:text-style-name="P34" draw:layer="layout" svg:width="4.021cm" svg:height="0.846cm" svg:x="17.357cm" svg:y="12.488cm">
          <text:p text:style-name="P1"><text:span text:style-name="T15">010101001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2" draw:style-name="gr1" draw:text-style-name="P3" draw:layer="layout" svg:width="4.232cm" svg:height="0.934cm" svg:x="17.357cm" svg:y="11.642cm">
          <text:p text:style-name="P31"><text:span text:style-name="T15">EJEC.INS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2" draw:style-name="gr6" draw:text-style-name="P30" draw:layer="layout" svg:width="9.947cm" svg:height="0.846cm" svg:x="6.13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1;p32" draw:style-name="gr4" draw:text-style-name="P28" draw:layer="layout" svg:width="3.386cm" svg:height="0.846cm" svg:x="3.175cm" svg:y="15.24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2" draw:style-name="gr1" draw:text-style-name="P3" draw:layer="layout" svg:width="3.174cm" svg:height="0.934cm" svg:x="3.175cm" svg:y="15.24cm">
          <text:p text:style-name="P1"><text:span text:style-name="T15">INS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2" draw:style-name="gr6" draw:text-style-name="P30" draw:layer="layout" svg:width="1.269cm" svg:height="0.001cm" svg:x="7.197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2" draw:style-name="gr5" draw:text-style-name="P29" draw:layer="layout" svg:width="5.079cm" svg:height="1.269cm" svg:x="9.102cm" svg:y="15.24cm">
          <text:p text:style-name="P31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32" draw:style-name="gr1" draw:text-style-name="P3" draw:layer="layout" svg:width="4.021cm" svg:height="0.934cm" svg:x="9.737cm" svg:y="15.452cm">
          <text:p text:style-name="P31"><text:span text:style-name="T15">INTERP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32" draw:style-name="gr6" draw:text-style-name="P30" draw:layer="layout" svg:width="1.692cm" svg:height="0.001cm" svg:x="15.028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32" draw:style-name="gr10" draw:text-style-name="P34" draw:layer="layout" svg:width="4.232cm" svg:height="0.846cm" svg:x="17.568cm" svg:y="15.24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2" draw:style-name="gr1" draw:text-style-name="P3" draw:layer="layout" svg:width="3.597cm" svg:height="0.934cm" svg:x="17.78cm" svg:y="15.24cm">
          <text:p text:style-name="P31"><text:span text:style-name="T15">1001010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2" draw:style-name="gr1" draw:text-style-name="P3" draw:layer="layout" svg:width="4.232cm" svg:height="0.934cm" svg:x="17.357cm" svg:y="14.393cm">
          <text:p text:style-name="P31"><text:span text:style-name="T15">EJEC.INS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3;p20:notes" presentation:style-name="pr25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214;p20:notes" draw:style-name="gr2" draw:layer="layout" svg:width="14.216cm" svg:height="10.662cm" svg:x="2.752cm" svg:y="2.134cm" draw:page-number="20" presentation:class="page"/>
        </presentation:notes>
      </draw:page>
      <draw:page draw:name="COMPILADOR" draw:style-name="dp1" draw:master-page-name="OBJECT" presentation:presentation-page-layout-name="AL2T11">
        <draw:frame draw:name="Google Shape;244;p33" presentation:style-name="pr3" draw:text-style-name="P2" draw:layer="layout" svg:width="21.589cm" svg:height="3.174cm" svg:x="1.901cm" svg:y="0.525cm" presentation:class="title" presentation:user-transformed="true">
          <draw:text-box>
            <text:p text:style-name="P1"><text:span text:style-name="T6">COMPILADOR</text:span></text:p>
          </draw:text-box>
        </draw:frame>
        <draw:frame draw:name="Google Shape;245;p33" presentation:style-name="pr4" draw:text-style-name="P8" draw:layer="layout" svg:width="24.067cm" svg:height="13.4cm" svg:x="0.697cm" svg:y="4.723cm" presentation:class="outline" presentation:user-transformed="true">
          <draw:text-box>
            <text:list text:style-name="L29">
              <text:list-item>
                <text:p text:style-name="P5"><text:span text:style-name="T7">Traduce el programa fuente a código máquina, conectando todos los módulos del programa y de las librerías utilizadas.</text:span></text:p>
              </text:list-item>
              <text:list-item>
                <text:p text:style-name="P6"><text:span text:style-name="T7">Ejecuta el programa, si no tiene errores de sintaxis. Informa de los errores de sintaxis si los hay.</text:span></text:p>
              </text:list-item>
              <text:list-item>
                <text:p text:style-name="P6"><text:span text:style-name="T7">El programa compilado es mucho más rápido en tiempo de ejecución.</text:span></text:p>
              </text:list-item>
              <text:list-item>
                <text:p text:style-name="P6"><text:span text:style-name="T7">Suelen incluir editor y depurador.</text:span></text:p>
              </text:list-item>
            </text:list>
          </draw:text-box>
        </draw:frame>
        <presentation:notes draw:style-name="dp2">
          <draw:frame draw:name="Google Shape;241;p21:notes" presentation:style-name="pr26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242;p21:notes" draw:style-name="gr2" draw:layer="layout" svg:width="14.216cm" svg:height="10.662cm" svg:x="2.752cm" svg:y="2.134cm" draw:page-number="21" presentation:class="page"/>
        </presentation:notes>
      </draw:page>
      <draw:page draw:name="ETAPAS PROCESO COMPILACIÓN" draw:style-name="dp1" draw:master-page-name="OBJECT" presentation:presentation-page-layout-name="AL2T11">
        <draw:frame draw:name="Google Shape;250;p34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3">ETAPAS PROCESO COMPILACIÓN</text:span></text:p>
          </draw:text-box>
        </draw:frame>
        <draw:custom-shape draw:name="Google Shape;251;p34" draw:style-name="gr5" draw:text-style-name="P29" draw:layer="layout" svg:width="4.232cm" svg:height="1.692cm" svg:x="3.81cm" svg:y="7.197cm">
          <text:p text:style-name="P31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2;p34" draw:style-name="gr5" draw:text-style-name="P29" draw:layer="layout" svg:width="4.656cm" svg:height="1.481cm" svg:x="8.89cm" svg:y="9.102cm">
          <text:p text:style-name="P31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34" draw:style-name="gr4" draw:text-style-name="P28" draw:layer="layout" svg:width="1.481cm" svg:height="1.269cm" svg:x="6.562cm" svg:y="9.525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4" draw:style-name="gr5" draw:text-style-name="P29" draw:layer="layout" svg:width="4.444cm" svg:height="1.692cm" svg:x="14.182cm" svg:y="11.43cm">
          <text:p text:style-name="P31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5;p34" draw:style-name="gr5" draw:text-style-name="P29" draw:layer="layout" svg:width="4.021cm" svg:height="1.692cm" svg:x="19.897cm" svg:y="14.182cm">
          <text:p text:style-name="P31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6;p34" draw:style-name="gr1" draw:text-style-name="P3" draw:layer="layout" svg:width="3.386cm" svg:height="0.934cm" svg:x="4.445cm" svg:y="7.62cm">
          <text:p text:style-name="P31"><text:span text:style-name="T15">EDI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4" draw:style-name="gr1" draw:text-style-name="P3" draw:layer="layout" svg:width="4.867cm" svg:height="0.934cm" svg:x="9.102cm" svg:y="9.313cm">
          <text:p text:style-name="P31"><text:span text:style-name="T15">COMPILA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4" draw:style-name="gr1" draw:text-style-name="P3" draw:layer="layout" svg:width="3.386cm" svg:height="0.934cm" svg:x="15.028cm" svg:y="11.853cm">
          <text:p text:style-name="P31"><text:span text:style-name="T15">LINK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4" draw:style-name="gr6" draw:text-style-name="P30" draw:layer="layout" svg:width="1.269cm" svg:height="1.269cm" svg:x="5.292cm" svg:y="8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4" draw:style-name="gr6" draw:text-style-name="P30" draw:layer="layout" svg:width="0.846cm" svg:height="0.001cm" svg:x="8.043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4" draw:style-name="gr4" draw:text-style-name="P28" draw:layer="layout" svg:width="1.481cm" svg:height="1.269cm" svg:x="11.853cm" svg:y="11.43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4" draw:style-name="gr4" draw:text-style-name="P28" draw:layer="layout" svg:width="1.481cm" svg:height="1.269cm" svg:x="17.357cm" svg:y="14.182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4" draw:style-name="gr5" draw:text-style-name="P29" draw:layer="layout" svg:width="4.021cm" svg:height="1.057cm" svg:x="13.335cm" svg:y="7.197cm">
          <text:p text:style-name="P3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4" draw:style-name="gr6" draw:text-style-name="P30" draw:layer="layout" svg:width="0.846cm" svg:height="1.269cm" svg:x="11.007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34" draw:style-name="gr6" draw:text-style-name="P30" draw:layer="layout" svg:width="1.057cm" svg:height="0.001cm" svg:x="13.335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34" draw:style-name="gr6" draw:text-style-name="P30" draw:layer="layout" svg:width="1.057cm" svg:height="1.057cm" svg:x="16.933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34" draw:style-name="gr6" draw:text-style-name="P30" draw:layer="layout" svg:width="1.269cm" svg:height="0.001cm" svg:x="18.838cm" svg:y="14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34" draw:style-name="gr6" draw:text-style-name="P30" draw:layer="layout" svg:width="0.001cm" svg:height="6.561cm" draw:transform="rotate (-3.14159265358979) translate (22.013cm 14.1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34" draw:style-name="gr6" draw:text-style-name="P30" draw:layer="layout" svg:width="4.656cm" svg:height="0.001cm" draw:transform="rotate (-3.14159265358979) translate (22.013cm 7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34" draw:style-name="gr6" draw:text-style-name="P30" draw:layer="layout" svg:width="5.502cm" svg:height="0.001cm" draw:transform="rotate (-3.14159265358979) translate (13.335cm 7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1;p34" draw:style-name="gr1" draw:text-style-name="P3" draw:layer="layout" svg:width="3.809cm" svg:height="0.934cm" svg:x="13.547cm" svg:y="7.408cm">
          <text:p text:style-name="P31"><text:span text:style-name="T15">ERR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4" draw:style-name="gr1" draw:text-style-name="P3" draw:layer="layout" svg:width="4.444cm" svg:height="0.934cm" svg:x="20.108cm" svg:y="14.605cm">
          <text:p text:style-name="P31"><text:span text:style-name="T15">EJECU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4" draw:style-name="gr6" draw:text-style-name="P30" draw:layer="layout" svg:width="1.904cm" svg:height="0.846cm" draw:transform="rotate (-3.14159265358979) translate (14.182cm 9.1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34" draw:style-name="gr6" draw:text-style-name="P30" draw:layer="layout" svg:width="0.001cm" svg:height="3.174cm" draw:transform="rotate (-3.14159265358979) translate (16.298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34" draw:style-name="gr1" draw:text-style-name="P3" draw:layer="layout" svg:width="3.174cm" svg:height="0.934cm" svg:x="5.715cm" svg:y="11.007cm">
          <text:p text:style-name="P31"><text:span text:style-name="T15">P.FU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4" draw:style-name="gr1" draw:text-style-name="P3" draw:layer="layout" svg:width="3.386cm" svg:height="0.934cm" svg:x="10.795cm" svg:y="12.912cm">
          <text:p text:style-name="P31"><text:span text:style-name="T15">P.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4" draw:style-name="gr1" draw:text-style-name="P3" draw:layer="layout" svg:width="4.867cm" svg:height="0.934cm" svg:x="15.875cm" svg:y="15.875cm">
          <text:p text:style-name="P31"><text:span text:style-name="T15">P.EJECU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7;p22:notes" presentation:style-name="pr27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248;p22:notes" draw:style-name="gr2" draw:layer="layout" svg:width="14.216cm" svg:height="10.662cm" svg:x="2.752cm" svg:y="2.134cm" draw:page-number="22" presentation:class="page"/>
        </presentation:notes>
      </draw:page>
      <draw:page draw:name="COMPROBACIÓN DE ERRORES" draw:style-name="dp1" draw:master-page-name="OBJECT" presentation:presentation-page-layout-name="AL2T11">
        <draw:frame draw:name="Google Shape;282;p35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3">COMPROBACIÓN DE ERRORES</text:span></text:p>
          </draw:text-box>
        </draw:frame>
        <draw:frame draw:name="Google Shape;283;p35" presentation:style-name="pr4" draw:text-style-name="P8" draw:layer="layout" svg:width="22.859cm" svg:height="11.429cm" svg:x="1.905cm" svg:y="6.094cm" presentation:class="outline" presentation:user-transformed="true">
          <draw:text-box>
            <text:list text:style-name="L29">
              <text:list-item>
                <text:p text:style-name="P22"><text:span text:style-name="T7">Análisis sintáctico:</text:span></text:p>
              </text:list-item>
            </text:list>
            <text:list text:style-name="L30">
              <text:list-item>
                <text:list>
                  <text:list-item>
                    <text:p text:style-name="P23"><text:span text:style-name="T9">Se analiza si el programa está escrito siguiendo las reglas sintácticas del lenguaje de programación.</text:span></text:p>
                  </text:list-item>
                  <text:list-item>
                    <text:p text:style-name="P23"><text:span text:style-name="T9">Se realiza antes de ejecutar una instrucción (intérprete) o un programa (compilador).</text:span></text:p>
                  </text:list-item>
                </text:list>
              </text:list-item>
              <text:list-item>
                <text:p text:style-name="P35"><text:span text:style-name="T7">Análisis semántico:</text:span></text:p>
                <text:list>
                  <text:list-item>
                    <text:p text:style-name="P23"><text:span text:style-name="T9">Se analiza si el programa realiza la tarea prevista.</text:span></text:p>
                  </text:list-item>
                  <text:list-item>
                    <text:p text:style-name="P23"><text:span text:style-name="T9">Se realiza en tiempo de ejecución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279;p23:notes" presentation:style-name="pr28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280;p23:notes" draw:style-name="gr2" draw:layer="layout" svg:width="14.216cm" svg:height="10.662cm" svg:x="2.752cm" svg:y="2.134cm" draw:page-number="23" presentation:class="page"/>
        </presentation:notes>
      </draw:page>
      <draw:page draw:name="5. ENTORNOS INTEGRADOS DE DESARROLLO (IDE)" draw:style-name="dp1" draw:master-page-name="OBJECT" presentation:presentation-page-layout-name="AL2T11">
        <draw:frame draw:name="Google Shape;288;p36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3">5. ENTORNOS INTEGRADOS DE DESARROLLO (IDE)</text:span></text:p>
          </draw:text-box>
        </draw:frame>
        <draw:frame draw:name="Google Shape;289;p36" presentation:style-name="pr4" draw:text-style-name="P8" draw:layer="layout" svg:width="22.647cm" svg:height="11.429cm" svg:x="1.905cm" svg:y="6.094cm" presentation:class="outline" presentation:user-transformed="true">
          <draw:text-box>
            <text:list text:style-name="L8">
              <text:list-item>
                <text:p text:style-name="P22"><text:span text:style-name="T10">Es un programa informático compuesto por un </text:span><text:span text:style-name="T18">conjunto de herramientas de programación</text:span><text:span text:style-name="T10">.</text:span></text:p>
              </text:list-item>
            </text:list>
            <text:p text:style-name="P36"><text:span text:style-name="T10"/></text:p>
            <text:list text:continue-numbering="true" text:style-name="L8">
              <text:list-item>
                <text:p text:style-name="P37"><text:span text:style-name="T10">Puede dedicarse en exclusiva a un sólo lenguaje de programación o bien, poder utilizarse para varios.</text:span></text:p>
              </text:list-item>
            </text:list>
            <text:p text:style-name="P38"><text:span text:style-name="T10"/></text:p>
            <text:list text:continue-numbering="true" text:style-name="L8">
              <text:list-item>
                <text:p text:style-name="P37"><text:span text:style-name="T10">Pueden ser aplicaciones por sí solas o pueden ser parte de aplicaciones existentes.</text:span></text:p>
              </text:list-item>
            </text:list>
            <text:p text:style-name="P36"><text:span text:style-name="T10"/></text:p>
            <text:list text:continue-numbering="true" text:style-name="L8">
              <text:list-item>
                <text:p text:style-name="P37"><text:span text:style-name="T10">Proveen un marco de trabajo “amigable” para el programador.</text:span></text:p>
              </text:list-item>
            </text:list>
          </draw:text-box>
        </draw:frame>
        <presentation:notes draw:style-name="dp2">
          <draw:frame draw:name="Google Shape;285;p24:notes" presentation:style-name="pr29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286;p24:notes" draw:style-name="gr2" draw:layer="layout" svg:width="14.216cm" svg:height="10.662cm" svg:x="2.752cm" svg:y="2.134cm" draw:page-number="24" presentation:class="page"/>
        </presentation:notes>
      </draw:page>
      <draw:page draw:name="COMPONENTES DE UN IDE" draw:style-name="dp1" draw:master-page-name="OBJECT" presentation:presentation-page-layout-name="AL2T11">
        <draw:frame draw:name="Google Shape;294;p37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COMPONENTES DE UN IDE</text:span></text:p>
          </draw:text-box>
        </draw:frame>
        <draw:frame draw:name="Google Shape;295;p37" presentation:style-name="pr4" draw:text-style-name="P8" draw:layer="layout" svg:width="21.589cm" svg:height="11.429cm" svg:x="1.905cm" svg:y="5.503cm" presentation:class="outline" presentation:user-transformed="true">
          <draw:text-box>
            <text:list text:style-name="L6">
              <text:list-item>
                <text:p text:style-name="P5"><text:span text:style-name="T7">Editor de texto.</text:span></text:p>
              </text:list-item>
              <text:list-item>
                <text:p text:style-name="P6"><text:span text:style-name="T7">Traductor (intérprete, compilador).</text:span></text:p>
              </text:list-item>
              <text:list-item>
                <text:p text:style-name="P6"><text:span text:style-name="T7">Depurador de errores.</text:span></text:p>
              </text:list-item>
              <text:list-item>
                <text:p text:style-name="P6"><text:span text:style-name="T7">Control de versiones.</text:span></text:p>
              </text:list-item>
              <text:list-item>
                <text:p text:style-name="P6"><text:span text:style-name="T7">Asistentes para la construcción de interfaces gráficas de usuario.</text:span></text:p>
              </text:list-item>
            </text:list>
          </draw:text-box>
        </draw:frame>
        <presentation:notes draw:style-name="dp2">
          <draw:frame draw:name="Google Shape;291;p25:notes" presentation:style-name="pr30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292;p25:notes" draw:style-name="gr2" draw:layer="layout" svg:width="14.216cm" svg:height="10.662cm" svg:x="2.752cm" svg:y="2.134cm" draw:page-number="2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21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21cm"/>
    </style:style>
    <style:style style:name="Mpr7" style:family="presentation" style:parent-style-name="TWO_5f_OBJECT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5f_OBJECT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WO_5f_OBJECTS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20;p2" presentation:style-name="Mpr1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21.589cm" svg:height="3.174cm" svg:x="1.905cm" svg:y="1.69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1.589cm" svg:height="11.429cm" svg:x="1.905cm" svg:y="5.503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26;p3" presentation:style-name="Mpr4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4.212cm" svg:height="10.659cm" svg:x="2.753cm" svg:y="2.16cm" presentation:class="page"/>
        <draw:frame presentation:style-name="OBJEC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28;p4" presentation:style-name="TWO_5f_OBJECTS-title" draw:layer="backgroundobjects" svg:width="21.589cm" svg:height="3.174cm" svg:x="1.905cm" svg:y="1.693cm" presentation:class="title" presentation:placeholder="true" presentation:user-transformed="true">
        <draw:text-box/>
      </draw:frame>
      <draw:frame draw:name="Google Shape;29;p4" presentation:style-name="TWO_5f_OBJECTS-outline1" draw:layer="backgroundobjects" svg:width="10.582cm" svg:height="11.429cm" svg:x="1.905cm" svg:y="5.503cm" presentation:class="outline" presentation:placeholder="true" presentation:user-transformed="true">
        <draw:text-box/>
      </draw:frame>
      <draw:frame draw:name="Google Shape;30;p4" presentation:style-name="TWO_5f_OBJECTS-outline1" draw:layer="backgroundobjects" svg:width="10.582cm" svg:height="11.429cm" svg:x="12.912cm" svg:y="5.503cm" presentation:class="outline" presentation:placeholder="true" presentation:user-transformed="true">
        <draw:text-box/>
      </draw:frame>
      <draw:frame draw:name="Google Shape;31;p4" presentation:style-name="Mpr7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32;p4" presentation:style-name="Mpr7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33;p4" presentation:style-name="Mpr7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14.212cm" svg:height="10.659cm" svg:x="2.753cm" svg:y="2.16cm" presentation:class="page"/>
        <draw:frame presentation:style-name="TWO_5f_OBJECT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6"/>
    <meta:generator>LibreOfficeDev/6.0.5.2$Linux_X86_64 LibreOffice_project/</meta:generator>
  </office:meta>
</office:document-meta>
</file>